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string" calcext:value-type="string">
            <text:p>PERCENTAGE 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3:.D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4:.D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5:.D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6:.D6])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table:formula="of:=AVERAGE([.B7:.D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8:.D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9:.D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0:.D1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1:.D1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2:.D1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3:.D1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4:.D1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AVERAGE([.B15:.D1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6:.D1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7:.D1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28:10.391612441</meta:creation-date>
    <dc:date>2020-02-05T15:28:54.698894558</dc:date>
    <meta:editing-duration>PT44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